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class" style:family="table">
      <style:table-properties style:width="6.925in" table:align="margins"/>
    </style:style>
    <style:style style:name="studentclass.A" style:family="table-column">
      <style:table-column-properties style:column-width="2.3083in" style:rel-column-width="21845*"/>
    </style:style>
    <style:style style:name="studentclass.A1" style:family="table-cell">
      <style:table-cell-properties fo:padding="0.0382in" fo:border-left="0.05pt solid #000000" fo:border-right="none" fo:border-top="0.05pt solid #000000" fo:border-bottom="0.05pt solid #000000"/>
    </style:style>
    <style:style style:name="studentclass.C1" style:family="table-cell">
      <style:table-cell-properties fo:padding="0.0382in" fo:border="0.05pt solid #000000"/>
    </style:style>
    <style:style style:name="studentclass.A2" style:family="table-cell">
      <style:table-cell-properties fo:padding="0.0382in" fo:border-left="0.05pt solid #000000" fo:border-right="none" fo:border-top="none" fo:border-bottom="0.05pt solid #000000"/>
    </style:style>
    <style:style style:name="studentclas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7037" officeooo:paragraph-rsid="00097037"/>
    </style:style>
    <style:style style:name="P2" style:family="paragraph" style:parent-style-name="Table_20_Contents">
      <style:text-properties officeooo:rsid="0009a4be" officeooo:paragraph-rsid="0009a4be"/>
    </style:style>
    <style:style style:name="P3" style:family="paragraph" style:parent-style-name="Table_20_Contents">
      <style:text-properties officeooo:rsid="0009b81e" officeooo:paragraph-rsid="0009b81e"/>
    </style:style>
    <style:style style:name="T1" style:family="text">
      <style:text-properties officeooo:rsid="0009b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class" table:style-name="studentclass">
        <table:table-column table:style-name="studentclass.A" table:number-columns-repeated="3"/>
        <table:table-row>
          <table:table-cell table:style-name="studentclass.A1" office:value-type="string">
            <text:p text:style-name="P1">Field <text:span text:style-name="T1">Name</text:span></text:p>
          </table:table-cell>
          <table:table-cell table:style-name="studentclass.A1" office:value-type="string">
            <text:p text:style-name="P1">Datatype</text:p>
          </table:table-cell>
          <table:table-cell table:style-name="studentclass.C1" office:value-type="string">
            <text:p text:style-name="P1">Description</text:p>
          </table:table-cell>
        </table:table-row>
        <table:table-row>
          <table:table-cell table:style-name="studentclass.A2" office:value-type="string">
            <text:p text:style-name="P1">Username</text:p>
          </table:table-cell>
          <table:table-cell table:style-name="studentclass.A2" office:value-type="string">
            <text:p text:style-name="P1">String</text:p>
          </table:table-cell>
          <table:table-cell table:style-name="studentclass.C2" office:value-type="string">
            <text:p text:style-name="P1">The students username.</text:p>
          </table:table-cell>
        </table:table-row>
        <table:table-row>
          <table:table-cell table:style-name="studentclass.A2" office:value-type="string">
            <text:p text:style-name="P1">Password</text:p>
          </table:table-cell>
          <table:table-cell table:style-name="studentclass.A2" office:value-type="string">
            <text:p text:style-name="P1">String</text:p>
          </table:table-cell>
          <table:table-cell table:style-name="studentclass.C2" office:value-type="string">
            <text:p text:style-name="P1">The sudents password.</text:p>
          </table:table-cell>
        </table:table-row>
        <table:table-row>
          <table:table-cell table:style-name="studentclass.A2" office:value-type="string">
            <text:p text:style-name="P1">Studentid</text:p>
          </table:table-cell>
          <table:table-cell table:style-name="studentclass.A2" office:value-type="string">
            <text:p text:style-name="P1">Int</text:p>
          </table:table-cell>
          <table:table-cell table:style-name="studentclass.C2" office:value-type="string">
            <text:p text:style-name="P1">The students specific ID number.</text:p>
          </table:table-cell>
        </table:table-row>
        <table:table-row>
          <table:table-cell table:style-name="studentclass.A2" office:value-type="string">
            <text:p text:style-name="P1">Forename</text:p>
          </table:table-cell>
          <table:table-cell table:style-name="studentclass.A2" office:value-type="string">
            <text:p text:style-name="P1">String</text:p>
          </table:table-cell>
          <table:table-cell table:style-name="studentclass.C2" office:value-type="string">
            <text:p text:style-name="P1">The students forename</text:p>
          </table:table-cell>
        </table:table-row>
        <table:table-row>
          <table:table-cell table:style-name="studentclass.A2" office:value-type="string">
            <text:p text:style-name="P1">Middlename</text:p>
          </table:table-cell>
          <table:table-cell table:style-name="studentclass.A2" office:value-type="string">
            <text:p text:style-name="P1">String</text:p>
          </table:table-cell>
          <table:table-cell table:style-name="studentclass.C2" office:value-type="string">
            <text:p text:style-name="P1">The students middle name</text:p>
          </table:table-cell>
        </table:table-row>
        <table:table-row>
          <table:table-cell table:style-name="studentclass.A2" office:value-type="string">
            <text:p text:style-name="P1">Surname</text:p>
          </table:table-cell>
          <table:table-cell table:style-name="studentclass.A2" office:value-type="string">
            <text:p text:style-name="P1">String</text:p>
          </table:table-cell>
          <table:table-cell table:style-name="studentclass.C2" office:value-type="string">
            <text:p text:style-name="P1">The students surname </text:p>
          </table:table-cell>
        </table:table-row>
        <table:table-row>
          <table:table-cell table:style-name="studentclass.A2" office:value-type="string">
            <text:p text:style-name="P2">Form</text:p>
          </table:table-cell>
          <table:table-cell table:style-name="studentclass.A2" office:value-type="string">
            <text:p text:style-name="P2">String</text:p>
          </table:table-cell>
          <table:table-cell table:style-name="studentclass.C2" office:value-type="string">
            <text:p text:style-name="P2">The students form </text:p>
          </table:table-cell>
        </table:table-row>
        <table:table-row>
          <table:table-cell table:style-name="studentclass.A2" office:value-type="string">
            <text:p text:style-name="P1">Targetgrade</text:p>
          </table:table-cell>
          <table:table-cell table:style-name="studentclass.A2" office:value-type="string">
            <text:p text:style-name="P1">String</text:p>
          </table:table-cell>
          <table:table-cell table:style-name="studentclass.C2" office:value-type="string">
            <text:p text:style-name="P2">The students target grade</text:p>
          </table:table-cell>
        </table:table-row>
        <table:table-row>
          <table:table-cell table:style-name="studentclass.A2" office:value-type="string">
            <text:p text:style-name="P2">Questionstoanswer</text:p>
          </table:table-cell>
          <table:table-cell table:style-name="studentclass.A2" office:value-type="string">
            <text:p text:style-name="P2">Array</text:p>
          </table:table-cell>
          <table:table-cell table:style-name="studentclass.C2" office:value-type="string">
            <text:p text:style-name="P2">The questions that a student has been set by their teacher.</text:p>
          </table:table-cell>
        </table:table-row>
        <table:table-row>
          <table:table-cell table:style-name="studentclass.A2" office:value-type="string">
            <text:p text:style-name="P2">Answered</text:p>
          </table:table-cell>
          <table:table-cell table:style-name="studentclass.A2" office:value-type="string">
            <text:p text:style-name="P2">Array</text:p>
          </table:table-cell>
          <table:table-cell table:style-name="studentclass.C2" office:value-type="string">
            <text:p text:style-name="P2">A list of all the questions a student has answered</text:p>
          </table:table-cell>
        </table:table-row>
        <table:table-row>
          <table:table-cell table:style-name="studentclass.A2" office:value-type="string">
            <text:p text:style-name="P2">Percentage</text:p>
          </table:table-cell>
          <table:table-cell table:style-name="studentclass.A2" office:value-type="string">
            <text:p text:style-name="P2">Float</text:p>
          </table:table-cell>
          <table:table-cell table:style-name="studentclass.C2" office:value-type="string">
            <text:p text:style-name="P2">The percentage of questions the student has answered correctly</text:p>
          </table:table-cell>
        </table:table-row>
        <table:table-row>
          <table:table-cell table:style-name="studentclass.A2" office:value-type="string">
            <text:p text:style-name="P2">AnsweredCorrectly</text:p>
          </table:table-cell>
          <table:table-cell table:style-name="studentclass.A2" office:value-type="string">
            <text:p text:style-name="P2">Array</text:p>
          </table:table-cell>
          <table:table-cell table:style-name="studentclass.C2" office:value-type="string">
            <text:p text:style-name="P2">A list of questions a student has answered correctly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8:24:21.184000000</meta:creation-date>
    <dc:date>2015-03-31T20:51:06.018000000</dc:date>
    <meta:editing-duration>PT31M25S</meta:editing-duration>
    <meta:editing-cycles>4</meta:editing-cycles>
    <meta:generator>LibreOffice/4.3.5.2$Windows_x86 LibreOffice_project/3a87456aaa6a95c63eea1c1b3201acedf0751bd5</meta:generator>
    <meta:document-statistic meta:table-count="1" meta:image-count="0" meta:object-count="0" meta:page-count="1" meta:paragraph-count="39" meta:word-count="95" meta:character-count="618" meta:non-whitespace-character-count="560"/>
  </office:meta>
</office:document-meta>
</file>